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9d241" officeooo:paragraph-rsid="0009d241" style:font-size-asian="15pt" style:font-weight-asian="bold" style:font-size-complex="15pt" style:font-weight-complex="bold"/>
    </style:style>
    <style:style style:name="P2" style:family="paragraph" style:parent-style-name="Standard" style:list-style-name="L2">
      <style:text-properties fo:font-size="12pt" fo:font-weight="normal" officeooo:rsid="000acafd" officeooo:paragraph-rsid="000acafd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fo:font-weight="normal" officeooo:rsid="000b0817" officeooo:paragraph-rsid="000b0817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c907b" officeooo:paragraph-rsid="000c907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e3bce" officeooo:paragraph-rsid="000e3bce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0faa82" officeooo:paragraph-rsid="000faa82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officeooo:rsid="0010de10" officeooo:paragraph-rsid="0010de10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2db35" officeooo:paragraph-rsid="0012db35" style:font-size-asian="10.5pt" style:font-weight-asian="normal" style:font-size-complex="12pt" style:font-weight-complex="normal"/>
    </style:style>
    <style:style style:name="T1" style:family="text">
      <style:text-properties officeooo:rsid="000bd139"/>
    </style:style>
    <style:style style:name="T2" style:family="text">
      <style:text-properties officeooo:rsid="001112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lf-criticism about my personal project and good use </text:span>(refonte_sony) :</text:p>
      <text:p text:style-name="P1"/>
      <text:list xml:id="list2299628255363114553" text:style-name="L2">
        <text:list-item>
          <text:p text:style-name="P2">The name of divs must be more intelligent and perceivable</text:p>
        </text:list-item>
        <text:list-item>
          <text:p text:style-name="P2">The entire CSS must be more intelligent (class and ID)</text:p>
        </text:list-item>
        <text:list-item>
          <text:p text:style-name="P2">Define the design and the model before coding</text:p>
        </text:list-item>
        <text:list-item>
          <text:p text:style-name="P3">Define class before coding</text:p>
        </text:list-item>
        <text:list-item>
          <text:p text:style-name="P3">Define color, size and position on the page of paragraph, title, pictures, etc. before coding (see class)</text:p>
        </text:list-item>
        <text:list-item>
          <text:p text:style-name="P3">Check that the comments are well above the class or ID</text:p>
        </text:list-item>
        <text:list-item>
          <text:p text:style-name="P4">Put the name of the divs / class / ID / paragraphs or others in the comments</text:p>
        </text:list-item>
        <text:list-item>
          <text:p text:style-name="P3">Colors must be in Hexadecimal</text:p>
        </text:list-item>
        <text:list-item>
          <text:p text:style-name="P4">Clearly define the div inside the sections for each part</text:p>
        </text:list-item>
        <text:list-item>
          <text:p text:style-name="P5">Check identation : Make a clean and structured code</text:p>
        </text:list-item>
        <text:list-item>
          <text:p text:style-name="P6">All comments <text:s/>must be in English</text:p>
        </text:list-item>
        <text:list-item>
          <text:p text:style-name="P7">Responsive requires good picture managements, so avoid float right and float left to put 2 pictures one beside the other. Or I hav to use margin in VW or Percentage <text:span text:style-name="T2">units</text:span>. <text:span text:style-name="T2">Pay attention to the font size with VW and % units</text:span></text:p>
        </text:list-item>
        <text:list-item>
          <text:p text:style-name="P8">Think encode its website for blind person</text:p>
        </text:list-item>
        <text:list-item>
          <text:p text:style-name="P8">Think to use SEO (Search Engine Optimizat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8:38:02.552630380</meta:creation-date>
    <dc:date>2015-12-22T10:59:34.249736118</dc:date>
    <meta:editing-duration>PT2H20M1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87" meta:character-count="977" meta:non-whitespace-character-count="818"/>
  </office:meta>
</office:document-meta>
</file>